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fo:text-align="center" style:justify-single-word="false" style:writing-mode="page"/>
      <style:text-properties style:use-window-font-color="true" style:font-name="Spranq eco sans1" fo:font-size="14pt" fo:font-style="normal" fo:font-weight="bold" officeooo:rsid="000cdbff" officeooo:paragraph-rsid="000cdbff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2a8532" officeooo:paragraph-rsid="002a8532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0e1360" officeooo:paragraph-rsid="000e1360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0fbaa3" officeooo:paragraph-rsid="000fbaa3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0fbaa3" officeooo:paragraph-rsid="00391d8d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0fbaa3" officeooo:paragraph-rsid="00428d87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186065" officeooo:paragraph-rsid="00391d8d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1bdc9c" officeooo:paragraph-rsid="00377f78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34ab4b" officeooo:paragraph-rsid="00377f78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cdbff" officeooo:paragraph-rsid="000cdbff" style:font-style-asian="normal" style:font-style-complex="normal"/>
    </style:style>
    <style:style style:name="P1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0e1360" style:font-style-asian="normal" style:font-style-complex="normal"/>
    </style:style>
    <style:style style:name="P1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26018" style:font-style-asian="normal" style:font-style-complex="normal"/>
    </style:style>
    <style:style style:name="P1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80afd" style:font-style-asian="normal" style:font-style-complex="normal"/>
    </style:style>
    <style:style style:name="P1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f6ac7" style:font-style-asian="normal" style:font-style-complex="normal"/>
    </style:style>
    <style:style style:name="P1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127a73" style:font-style-asian="normal" style:font-style-complex="normal"/>
    </style:style>
    <style:style style:name="P1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4429ca" style:font-style-asian="normal" style:font-style-complex="normal"/>
    </style:style>
    <style:style style:name="P1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70a6e" style:font-style-asian="normal" style:font-style-complex="normal"/>
    </style:style>
    <style:style style:name="P1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10d210" style:font-style-asian="normal" style:font-style-complex="normal"/>
    </style:style>
    <style:style style:name="P1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239182" style:font-style-asian="normal" style:font-style-complex="normal"/>
    </style:style>
    <style:style style:name="P2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1a8499" style:font-style-asian="normal" style:font-style-complex="normal"/>
    </style:style>
    <style:style style:name="P2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3c82d8" style:font-style-asian="normal" style:font-style-complex="normal"/>
    </style:style>
    <style:style style:name="P2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3e2ca4" style:font-style-asian="normal" style:font-style-complex="normal"/>
    </style:style>
    <style:style style:name="P2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40216a" style:font-style-asian="normal" style:font-style-complex="normal"/>
    </style:style>
    <style:style style:name="P2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404a89" style:font-style-asian="normal" style:font-style-complex="normal"/>
    </style:style>
    <style:style style:name="P2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40e444" style:font-style-asian="normal" style:font-style-complex="normal"/>
    </style:style>
    <style:style style:name="P2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428d87" style:font-style-asian="normal" style:font-style-complex="normal"/>
    </style:style>
    <style:style style:name="P2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42bc10" style:font-style-asian="normal" style:font-style-complex="normal"/>
    </style:style>
    <style:style style:name="P2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226018" style:font-style-asian="normal" style:font-style-complex="normal"/>
    </style:style>
    <style:style style:name="P2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2a8532" style:font-style-asian="normal" style:font-style-complex="normal"/>
    </style:style>
    <style:style style:name="P3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186065" style:font-style-asian="normal" style:font-style-complex="normal"/>
    </style:style>
    <style:style style:name="P3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1bdc9c" style:font-style-asian="normal" style:font-style-complex="normal"/>
    </style:style>
    <style:style style:name="P3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34ab4b" style:font-style-asian="normal" style:font-style-complex="normal"/>
    </style:style>
    <style:style style:name="P3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24cb15" style:font-style-asian="normal" style:font-style-complex="normal"/>
    </style:style>
    <style:style style:name="P3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25e5a0" style:font-style-asian="normal" style:font-style-complex="normal"/>
    </style:style>
    <style:style style:name="P3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269863" style:font-style-asian="normal" style:font-style-complex="normal"/>
    </style:style>
    <style:style style:name="P3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270a6e" style:font-style-asian="normal" style:font-style-complex="normal"/>
    </style:style>
    <style:style style:name="P3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278ca2" style:font-style-asian="normal" style:font-style-complex="normal"/>
    </style:style>
    <style:style style:name="P3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226018" style:font-style-asian="normal" style:font-style-complex="normal"/>
    </style:style>
    <style:style style:name="P3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280afd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2f6ac7" style:font-style-asian="normal" style:font-style-complex="normal"/>
    </style:style>
    <style:style style:name="P4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3053c5" style:font-style-asian="normal" style:font-style-complex="normal"/>
    </style:style>
    <style:style style:name="P4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27a73" officeooo:paragraph-rsid="0043c1cc" style:font-style-asian="normal" style:font-style-complex="normal"/>
    </style:style>
    <style:style style:name="P4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5e5a0" style:font-style-asian="normal" style:font-style-complex="normal"/>
    </style:style>
    <style:style style:name="P4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69863" style:font-style-asian="normal" style:font-style-complex="normal"/>
    </style:style>
    <style:style style:name="P4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e2691" style:font-style-asian="normal" style:font-style-complex="normal"/>
    </style:style>
    <style:style style:name="P4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f6ac7" style:font-style-asian="normal" style:font-style-complex="normal"/>
    </style:style>
    <style:style style:name="P4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42f5b7" style:font-style-asian="normal" style:font-style-complex="normal"/>
    </style:style>
    <style:style style:name="P4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f1684" officeooo:paragraph-rsid="000f1684" style:font-style-asian="normal" style:font-style-complex="normal"/>
    </style:style>
    <style:style style:name="P4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f1684" officeooo:paragraph-rsid="00428d87" style:font-style-asian="normal" style:font-style-complex="normal"/>
    </style:style>
    <style:style style:name="P5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9170" officeooo:paragraph-rsid="00428d87" style:font-style-asian="normal" style:font-style-complex="normal"/>
    </style:style>
    <style:style style:name="P5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fbaa3" officeooo:paragraph-rsid="000fbaa3" style:font-style-asian="normal" style:font-style-complex="normal"/>
    </style:style>
    <style:style style:name="P5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312b9e" officeooo:paragraph-rsid="0042bc10" style:font-style-asian="normal" style:font-style-complex="normal"/>
    </style:style>
    <style:style style:name="P5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1c7a54" style:font-style-asian="normal" style:font-style-complex="normal"/>
    </style:style>
    <style:style style:name="P5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239182" style:font-style-asian="normal" style:font-style-complex="normal"/>
    </style:style>
    <style:style style:name="P5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32f9aa" style:font-style-asian="normal" style:font-style-complex="normal"/>
    </style:style>
    <style:style style:name="P5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1dcffe" style:font-style-asian="normal" style:font-style-complex="normal"/>
    </style:style>
    <style:style style:name="P5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42bc10" style:font-style-asian="normal" style:font-style-complex="normal"/>
    </style:style>
    <style:style style:name="P5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3b3b49" officeooo:paragraph-rsid="003b3b49" style:font-style-asian="normal" style:font-style-complex="normal"/>
    </style:style>
    <style:style style:name="P5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a8532" officeooo:paragraph-rsid="002a8532" style:font-style-asian="normal" style:font-style-complex="normal"/>
    </style:style>
    <style:style style:name="P6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42f5b7" officeooo:paragraph-rsid="0042f5b7" style:font-style-asian="normal" style:font-style-complex="normal"/>
    </style:style>
    <style:style style:name="P6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43c1cc" officeooo:paragraph-rsid="0043c1cc" style:font-style-asian="normal" style:font-style-complex="normal"/>
    </style:style>
    <style:style style:name="P6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43c1cc" officeooo:paragraph-rsid="004429ca" style:font-style-asian="normal" style:font-style-complex="normal"/>
    </style:style>
    <style:style style:name="P63" style:family="paragraph" style:parent-style-name="Standard" style:list-style-name="L3">
      <style:paragraph-properties fo:margin-top="0cm" fo:margin-bottom="0.199cm" loext:contextual-spacing="false" style:writing-mode="page"/>
      <style:text-properties officeooo:paragraph-rsid="00428d87"/>
    </style:style>
    <style:style style:name="P64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63c0" officeooo:paragraph-rsid="002a8532" style:font-style-asian="normal" style:font-style-complex="normal"/>
    </style:style>
    <style:style style:name="P65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8092e" officeooo:paragraph-rsid="002a8532" style:font-style-asian="normal" style:font-style-complex="normal"/>
    </style:style>
    <style:style style:name="P66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1360" officeooo:paragraph-rsid="004429ca" style:font-style-asian="normal" style:font-style-complex="normal"/>
    </style:style>
    <style:style style:name="P67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9170" officeooo:paragraph-rsid="00428d87" style:font-style-asian="normal" style:font-style-complex="normal"/>
    </style:style>
    <style:style style:name="P68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f1684" officeooo:paragraph-rsid="000f1684" style:font-style-asian="normal" style:font-style-complex="normal"/>
    </style:style>
    <style:style style:name="P69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fbaa3" officeooo:paragraph-rsid="00312b9e" style:font-style-asian="normal" style:font-style-complex="normal"/>
    </style:style>
    <style:style style:name="P70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0d210" officeooo:paragraph-rsid="001a8499" style:font-style-asian="normal" style:font-style-complex="normal"/>
    </style:style>
    <style:style style:name="P71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0d210" officeooo:paragraph-rsid="0040e444" style:font-style-asian="normal" style:font-style-complex="normal"/>
    </style:style>
    <style:style style:name="P72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c7a54" officeooo:paragraph-rsid="00239182" style:font-style-asian="normal" style:font-style-complex="normal"/>
    </style:style>
    <style:style style:name="P73" style:family="paragraph" style:parent-style-name="Standard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40e444" officeooo:paragraph-rsid="0040e444" style:font-style-asian="normal" style:font-style-complex="normal"/>
    </style:style>
    <style:style style:name="P74" style:family="paragraph" style:parent-style-name="Standard" style:list-style-name="L3">
      <style:paragraph-properties fo:margin-top="0cm" fo:margin-bottom="0.499cm" loext:contextual-spacing="false" style:writing-mode="page"/>
      <style:text-properties officeooo:paragraph-rsid="00428d87"/>
    </style:style>
    <style:style style:name="T1" style:family="text">
      <style:text-properties officeooo:rsid="000e63c0"/>
    </style:style>
    <style:style style:name="T2" style:family="text">
      <style:text-properties officeooo:rsid="000e9170"/>
    </style:style>
    <style:style style:name="T3" style:family="text">
      <style:text-properties officeooo:rsid="000fbaa3"/>
    </style:style>
    <style:style style:name="T4" style:family="text">
      <style:text-properties officeooo:rsid="00127a73"/>
    </style:style>
    <style:style style:name="T5" style:family="text">
      <style:text-properties officeooo:rsid="0017a003"/>
    </style:style>
    <style:style style:name="T6" style:family="text">
      <style:text-properties officeooo:rsid="0018092e"/>
    </style:style>
    <style:style style:name="T7" style:family="text">
      <style:text-properties officeooo:rsid="00186065"/>
    </style:style>
    <style:style style:name="T8" style:family="text">
      <style:text-properties officeooo:rsid="001a8499"/>
    </style:style>
    <style:style style:name="T9" style:family="text">
      <style:text-properties officeooo:rsid="001bdc9c"/>
    </style:style>
    <style:style style:name="T10" style:family="text">
      <style:text-properties officeooo:rsid="001dcffe"/>
    </style:style>
    <style:style style:name="T11" style:family="text">
      <style:text-properties officeooo:rsid="001c7a54"/>
    </style:style>
    <style:style style:name="T12" style:family="text">
      <style:text-properties officeooo:rsid="0020ed13"/>
    </style:style>
    <style:style style:name="T13" style:family="text">
      <style:text-properties officeooo:rsid="0020f555"/>
    </style:style>
    <style:style style:name="T14" style:family="text">
      <style:text-properties officeooo:rsid="00239182"/>
    </style:style>
    <style:style style:name="T15" style:family="text">
      <style:text-properties fo:font-style="italic" officeooo:rsid="00239182" style:font-style-asian="italic" style:font-style-complex="italic"/>
    </style:style>
    <style:style style:name="T16" style:family="text">
      <style:text-properties officeooo:rsid="00270a6e"/>
    </style:style>
    <style:style style:name="T17" style:family="text">
      <style:text-properties officeooo:rsid="002a8532"/>
    </style:style>
    <style:style style:name="T18" style:family="text">
      <style:text-properties officeooo:rsid="002e2691"/>
    </style:style>
    <style:style style:name="T19" style:family="text">
      <style:text-properties officeooo:rsid="002f6ac7"/>
    </style:style>
    <style:style style:name="T20" style:family="text">
      <style:text-properties officeooo:rsid="003053c5"/>
    </style:style>
    <style:style style:name="T21" style:family="text">
      <style:text-properties officeooo:rsid="00312b9e"/>
    </style:style>
    <style:style style:name="T22" style:family="text">
      <style:text-properties officeooo:rsid="0032f9aa"/>
    </style:style>
    <style:style style:name="T23" style:family="text">
      <style:text-properties officeooo:rsid="0034ab4b"/>
    </style:style>
    <style:style style:name="T24" style:family="text">
      <style:text-properties officeooo:rsid="0036588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65887" style:font-weight-asian="normal" style:font-weight-complex="normal"/>
    </style:style>
    <style:style style:name="T27" style:family="text">
      <style:text-properties fo:font-weight="normal" officeooo:rsid="00377f78" style:font-weight-asian="normal" style:font-weight-complex="normal"/>
    </style:style>
    <style:style style:name="T28" style:family="text">
      <style:text-properties fo:font-weight="normal" officeooo:rsid="00391d8d" style:font-weight-asian="normal" style:font-weight-complex="normal"/>
    </style:style>
    <style:style style:name="T29" style:family="text">
      <style:text-properties fo:font-weight="normal" officeooo:rsid="003ae6e0" style:font-weight-asian="normal" style:font-weight-complex="normal"/>
    </style:style>
    <style:style style:name="T30" style:family="text">
      <style:text-properties officeooo:rsid="003b3b49"/>
    </style:style>
    <style:style style:name="T31" style:family="text">
      <style:text-properties officeooo:rsid="003c82d8"/>
    </style:style>
    <style:style style:name="T32" style:family="text">
      <style:text-properties style:use-window-font-color="true" style:font-name="Spranq eco sans1" fo:font-style="normal" officeooo:rsid="0040e444" style:font-style-asian="normal" style:font-style-complex="normal"/>
    </style:style>
    <style:style style:name="T33" style:family="text">
      <style:text-properties style:use-window-font-color="true" style:font-name="Spranq eco sans1" fo:font-style="normal" officeooo:rsid="00428d87" style:font-style-asian="normal" style:font-style-complex="normal"/>
    </style:style>
    <style:style style:name="T34" style:family="text">
      <style:text-properties style:use-window-font-color="true" style:font-name="Spranq eco sans1" fo:font-style="normal" fo:font-weight="bold" officeooo:rsid="0040e444" style:font-style-asian="normal" style:font-weight-asian="bold" style:font-style-complex="normal" style:font-weight-complex="bold"/>
    </style:style>
    <style:style style:name="T35" style:family="text">
      <style:text-properties officeooo:rsid="003e2ca4"/>
    </style:style>
    <style:style style:name="T36" style:family="text">
      <style:text-properties officeooo:rsid="0040216a"/>
    </style:style>
    <style:style style:name="T37" style:family="text">
      <style:text-properties officeooo:rsid="00404a89"/>
    </style:style>
    <style:style style:name="T38" style:family="text">
      <style:text-properties officeooo:rsid="0040e444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42bc10"/>
    </style:style>
    <style:style style:name="T41" style:family="text">
      <style:text-properties officeooo:rsid="0043c1cc"/>
    </style:style>
    <style:style style:name="T42" style:family="text">
      <style:text-properties officeooo:rsid="004429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4">Comandos e Funções</text:span> em Python</text:p>
      <text:p text:style-name="P73"/>
      <text:list xml:id="list1330256652024258592" text:style-name="L3">
        <text:list-item>
          <text:p text:style-name="P63"><text:span text:style-name="T34">Referências:</text:span></text:p>
          <text:list>
            <text:list-item>
              <text:p text:style-name="P63"><text:a xlink:type="simple" xlink:href="https://www.w3schools.com/python/default.asp" text:style-name="Internet_20_link" text:visited-style-name="Visited_20_Internet_20_Link"><text:span text:style-name="T32">https://www.w3schools.com/python/default.asp</text:span></text:a></text:p>
            </text:list-item>
            <text:list-item>
              <text:p text:style-name="P74"><text:a xlink:type="simple" xlink:href="https://www.programiz.com/python-programming" text:style-name="Internet_20_link" text:visited-style-name="Visited_20_Internet_20_Link"><text:span text:style-name="T33">https://www.programiz.com/python-programming</text:span></text:a></text:p>
            </text:list-item>
          </text:list>
        </text:list-item>
      </text:list>
      <text:list xml:id="list8643575762866647134" text:style-name="L1">
        <text:list-item>
          <text:p text:style-name="P59"><text:span text:style-name="T39">Apoio:</text:span></text:p>
          <text:list>
            <text:list-item>
              <text:p text:style-name="P10">dir(&lt;tipo de dado / variável&gt;) → Apresenta todos os atributos/propriedades e funções/métodos disponíveis para determinado tipo de dado ou variável.</text:p>
            </text:list-item>
            <text:list-item>
              <text:p text:style-name="P10">help(&lt;tipo de dado/variavel.propriedade&gt;) → Apresenta a documentação/como utilizar os atributos/propriedades e funções/métodos disponíveis para determinado tipo de dado ou variável.</text:p>
            </text:list-item>
            <text:list-item>
              <text:p text:style-name="P64">type(&lt;variável/dado&gt;) → Apresenta o tipo da variável/dado.</text:p>
            </text:list-item>
          </text:list>
        </text:list-item>
        <text:list-item>
          <text:p text:style-name="P2">Geral:</text:p>
          <text:list>
            <text:list-item>
              <text:p text:style-name="P11">int(&lt;valor&gt;), float(&lt;valor&gt;), str(&lt;valor&gt;), bool(&lt;valor&gt;) → Cast para esses tipos.</text:p>
            </text:list-item>
            <text:list-item>
              <text:p text:style-name="P18">len(&lt;container&gt;) → Retorna o número de itens em um container.</text:p>
            </text:list-item>
            <text:list-item>
              <text:p text:style-name="P28">max<text:span text:style-name="T6">(&lt;iterável&gt;) → </text:span>Retorna o maior elemento <text:span text:style-name="T17">(para valores numéricos)</text:span>.</text:p>
            </text:list-item>
            <text:list-item>
              <text:p text:style-name="P29">min<text:span text:style-name="T6">(&lt;iterável&gt;) → </text:span>Retorna o menor elemento <text:span text:style-name="T17">(para valores numéricos)</text:span>.</text:p>
            </text:list-item>
            <text:list-item>
              <text:p text:style-name="P65">sum(&lt;iterável&gt;) → Retorna a soma dos elementos <text:span text:style-name="T17">(para valores numéricos)</text:span>.</text:p>
            </text:list-item>
          </text:list>
        </text:list-item>
        <text:list-item>
          <text:p text:style-name="P6">Range:</text:p>
          <text:list>
            <text:list-item>
              <text:p text:style-name="P49">range(&lt;final&gt;) → <text:span text:style-name="T2">Gera uma sequência de valores entre </text:span>0<text:span text:style-name="T2"> e final (excluindo).</text:span></text:p>
            </text:list-item>
            <text:list-item>
              <text:p text:style-name="P50">range(&lt;inicial&gt;, &lt;final&gt;) → Gera uma sequência de valores entre inicial (incluindo) e final (excluindo).</text:p>
            </text:list-item>
            <text:list-item>
              <text:p text:style-name="P67">range(&lt;inicial&gt;, &lt;final&gt;, <text:span text:style-name="T3">passo</text:span>) <text:span text:style-name="T3">→ </text:span>Gera uma sequência de valores entre inicial (incluindo) e final (excluindo) <text:span text:style-name="T3">incrementando conforme o valor do passo.</text:span></text:p>
            </text:list-item>
          </text:list>
        </text:list-item>
        <text:list-item>
          <text:p text:style-name="P3">String:</text:p>
          <text:list>
            <text:list-item>
              <text:p text:style-name="P33">&lt;string&gt;.capitalize() → Retorna a string com a primeira letra em maiúsculo.</text:p>
            </text:list-item>
            <text:list-item>
              <text:p text:style-name="P33">&lt;string&gt;.casefold() → Retorna a string em um formato para comparação ignorando maiúsculo e minúsculo.</text:p>
            </text:list-item>
            <text:list-item>
              <text:p text:style-name="P34">&lt;string&gt;.center(&lt;comprimento&gt;) → Retorna a string centralizada em um comprimento informado.</text:p>
            </text:list-item>
            <text:list-item>
              <text:p text:style-name="P34">&lt;string&gt;.count(&lt;substring&gt;) → Retorna a quantidade de ocorrências da substring.</text:p>
            </text:list-item>
            <text:list-item>
              <text:p text:style-name="P43"><text:span text:style-name="T4">&lt;string&gt;.</text:span>endswith<text:span text:style-name="T4">(&lt;substring&gt;) → </text:span>Retorna verdadeiro caso a string termine com a substring informada. Retorna falso caso contrário.</text:p>
            </text:list-item>
            <text:list-item>
              <text:p text:style-name="P60">&lt;string&gt;.expandtabs(&lt;valor numérico&gt;) → Define o número de espaços nos tabs (\t) da string.</text:p>
            </text:list-item>
            <text:list-item>
              <text:p text:style-name="P43"><text:soft-page-break/><text:span text:style-name="T4">&lt;string&gt;.</text:span>find<text:span text:style-name="T4">(&lt;substring&gt;) → </text:span>Retorna o menor índice da localização de uma substring. Caso não tenha, retorna -1.</text:p>
            </text:list-item>
            <text:list-item>
              <text:p text:style-name="P47"><text:span text:style-name="T4">&lt;string&gt;.format(&lt;valores&gt;) → Formata a string com valores.</text:span></text:p>
            </text:list-item>
            <text:list-item>
              <text:p text:style-name="P44"><text:span text:style-name="T4">&lt;string&gt;.index(&lt;substring&gt;) → </text:span>Retorna o menor índice da localização de uma substring. Caso não tenha, <text:span text:style-name="T40">dará erro</text:span> <text:span text:style-name="T40">(ValueError)</text:span>.</text:p>
            </text:list-item>
            <text:list-item>
              <text:p text:style-name="P35">&lt;string&gt;.isalnum() → Retorna verdadeiro caso todos os caracteres sejam alfa-numéricos. Falso caso contrário.</text:p>
            </text:list-item>
            <text:list-item>
              <text:p text:style-name="P35">&lt;string&gt;.isalpha() → Retorna verdadeiro caso todos os caracteres sejam alfa. Falso caso contrário.</text:p>
            </text:list-item>
            <text:list-item>
              <text:p text:style-name="P35">&lt;string&gt;.isascii() → Retorna verdadeiro caso todos os caracteres estejam na tabela ASCII. Falso caso contrário.</text:p>
            </text:list-item>
            <text:list-item>
              <text:p text:style-name="P35">&lt;string&gt;.isdecimal() → Retorna verdadeiro caso todos os caracteres sejam números na base 10. Falso caso contrário.</text:p>
            </text:list-item>
            <text:list-item>
              <text:p text:style-name="P35">&lt;string&gt;.isdigit() → Retorna verdadeiro caso todos os caracteres sejam dígitos. Falso caso contrário.</text:p>
            </text:list-item>
            <text:list-item>
              <text:p text:style-name="P36">&lt;string&gt;.isidentifier() → Retorna verdadeiro caso a string seja um identificador válido em Python. Falso caso contrário.</text:p>
            </text:list-item>
            <text:list-item>
              <text:p text:style-name="P36">&lt;string&gt;.islower() → Retorna verdadeiro caso a string esteja com todos os caracteres em minúsculo. Falso caso contrário.</text:p>
            </text:list-item>
            <text:list-item>
              <text:p text:style-name="P37">&lt;string&gt;.isnumeric() → Retorna verdadeiro caso todos os caracteres sejam numéricos. Falso caso contrário.</text:p>
            </text:list-item>
            <text:list-item>
              <text:p text:style-name="P61">&lt;string&gt;.isprintable() → Retorna verdadeiro caso todos os caracteres da string sejam imprimíveis. Falso caso contrário.</text:p>
            </text:list-item>
            <text:list-item>
              <text:p text:style-name="P37">&lt;string&gt;.isspace() → Retorna verdadeiro caso a string seja um espaço. Falso caso contrário.</text:p>
            </text:list-item>
            <text:list-item>
              <text:p text:style-name="P42">&lt;string&gt;.is<text:span text:style-name="T41">title</text:span>() → Retorna verdadeiro caso <text:span text:style-name="T41">todas as palavras da string tenham a primeira letra em maiúsculo e as demais em minúsculo</text:span>. Falso caso contrário.</text:p>
            </text:list-item>
            <text:list-item>
              <text:p text:style-name="P37">&lt;string&gt;.isupper() → Retorna verdadeiro caso a string esteja com todos os caracteres em maiúsculo. Falso caso contrário.</text:p>
            </text:list-item>
            <text:list-item>
              <text:p text:style-name="P38">&lt;string&gt;.join(&lt;iterável&gt;) → Retorna uma string da lista colocando o valor iterado entre as palavras.</text:p>
            </text:list-item>
            <text:list-item>
              <text:p text:style-name="P39">&lt;string&gt;.ljust(&lt;comprimento&gt;) → Retorna a string na esquerda em um comprimento informado.</text:p>
            </text:list-item>
            <text:list-item>
              <text:p text:style-name="P12">&lt;string&gt;.lower() → <text:span text:style-name="T16">Retorna a string com </text:span>todas as letras em minúsculo.</text:p>
            </text:list-item>
            <text:list-item>
              <text:p text:style-name="P39">&lt;string&gt;.lstrip() → Retorna a string sem os espaços na esquerda do primeiro caractere.</text:p>
            </text:list-item>
            <text:list-item>
              <text:p text:style-name="P61">&lt;string&gt;.partition(&lt;valor&gt;) → Retorna um tupla particionando a string em 3 partes: 1 – tex<text:span text:style-name="T42">to antes do valor, 2 – valor, 3 – texto após o valor. Caso tenha o valor repetido, a divisão é feita na primeira ocorrência. Caso não tenha o valor, dividirá em uma tupla na qual a 1ª parte terá todo o texto e na 2ª e 3ª um valor vazio.</text:span></text:p>
            </text:list-item>
            <text:list-item>
              <text:p text:style-name="P13">&lt;string&gt;.<text:span text:style-name="T1">replace(&lt;antigo&gt;, &lt;novo&gt;) → Retorna uma string substituindo uma substring por outra.</text:span></text:p>
            </text:list-item>
            <text:list-item>
              <text:p text:style-name="P45"><text:soft-page-break/><text:span text:style-name="T4">&lt;string&gt;.r</text:span>find<text:span text:style-name="T4">(&lt;substring&gt;) → </text:span>Retorna o <text:span text:style-name="T18">maior</text:span> índice da localização de uma substring. Caso não tenha, retorna -1.</text:p>
            </text:list-item>
            <text:list-item>
              <text:p text:style-name="P45"><text:span text:style-name="T4">&lt;string&gt;.rindex(&lt;substring&gt;) → </text:span>Retorna o <text:span text:style-name="T19">maior</text:span> índice da localização de uma substring. Caso não tenha, <text:span text:style-name="T40">dará erro</text:span> <text:span text:style-name="T40">(ValueError)</text:span>.</text:p>
            </text:list-item>
            <text:list-item>
              <text:p text:style-name="P39">&lt;string&gt;.rjust(&lt;comprimento&gt;) → Retorna a string na direita em um comprimento informado.</text:p>
            </text:list-item>
            <text:list-item>
              <text:p text:style-name="P62">&lt;string&gt;.<text:span text:style-name="T42">r</text:span>partition(&lt;valor&gt;) → Retorna um tupla particionando a string em 3 partes: 1 – tex<text:span text:style-name="T42">to antes do valor, 2 – valor, 3 – texto após o valor. Caso tenha o valor repetido, a divisão é feita na última ocorrência. Caso não tenha o valor, dividirá em uma tupla na qual a 1ª parte terá todo o texto e na 2ª e 3ª um valor vazio.</text:span></text:p>
            </text:list-item>
            <text:list-item>
              <text:p text:style-name="P14">&lt;string&gt;.<text:span text:style-name="T19">r</text:span>split<text:span text:style-name="T4">()</text:span> → <text:span text:style-name="T19">Retorna uma lista de string, separando as palavras pelo “espaço” (começando pela direita).</text:span></text:p>
            </text:list-item>
            <text:list-item>
              <text:p text:style-name="P40">&lt;string&gt;.rstrip() → Retorna a string sem os espaços na direita do último caractere.</text:p>
            </text:list-item>
            <text:list-item>
              <text:p text:style-name="P14">&lt;string&gt;.split<text:span text:style-name="T4">()</text:span> → <text:span text:style-name="T19">Retorna uma lista de string, separando as palavras pelo “espaço” (começando pela esquerda).</text:span></text:p>
            </text:list-item>
            <text:list-item>
              <text:p text:style-name="P15">&lt;string&gt;.split<text:span text:style-name="T4">(&lt;separador&gt;)</text:span> → <text:span text:style-name="T19">Retorna uma lista de string, separando as palavras conforme definido no separador.</text:span></text:p>
            </text:list-item>
            <text:list-item>
              <text:p text:style-name="P14">&lt;string&gt;.split<text:span text:style-name="T19">lines()</text:span> → <text:span text:style-name="T19">Retorna uma lista de linhas da string, separando as palavras pela “quebra da linha”.</text:span></text:p>
            </text:list-item>
            <text:list-item>
              <text:p text:style-name="P46"><text:span text:style-name="T4">&lt;string&gt;.startsw</text:span>ith<text:span text:style-name="T4">(&lt;substring&gt;) → </text:span>Retorna verdadeiro caso a string <text:span text:style-name="T19">comece</text:span> com a substring informada. Retorna falso caso contrário.</text:p>
            </text:list-item>
            <text:list-item>
              <text:p text:style-name="P40">&lt;string&gt;.strip() → Retorna a string sem os espaços.</text:p>
            </text:list-item>
            <text:list-item>
              <text:p text:style-name="P41">&lt;string&gt;.swapcase() → Retorna a string trocando os maiúsculos por minúsculos e vice-versa.</text:p>
            </text:list-item>
            <text:list-item>
              <text:p text:style-name="P16">&lt;string&gt;.<text:span text:style-name="T42">title</text:span>() → <text:span text:style-name="T16">Retorna uma string com a primeira </text:span>letra <text:span text:style-name="T42">de cada palavra </text:span>em maiúsculo <text:span text:style-name="T42">e as demais em minúsculo</text:span>.</text:p>
            </text:list-item>
            <text:list-item>
              <text:p text:style-name="P17">&lt;string&gt;.upper() → <text:span text:style-name="T16">Retorna a string com </text:span>todas as letras em maiúsculo.</text:p>
            </text:list-item>
            <text:list-item>
              <text:p text:style-name="P66">&lt;string&gt;.<text:span text:style-name="T42">zfill</text:span>(<text:span text:style-name="T42">&lt;tamanho&gt;</text:span>) → <text:span text:style-name="T16">Retorna uma string preenchendo com valores zero até o tamanho especificado.</text:span></text:p>
            </text:list-item>
          </text:list>
        </text:list-item>
        <text:list-item>
          <text:p text:style-name="P4">Enumerate:</text:p>
          <text:list>
            <text:list-item>
              <text:p text:style-name="P48">enumerate(&lt;iterável&gt;) → Um enumerate forma um par “contador” e “valor”, montando, por exemplo, uma lista indexada.</text:p>
            </text:list-item>
            <text:list-item>
              <text:p text:style-name="P68">enumerate(&lt;iterável&gt;, start=&lt;valor inicial&gt;) → Um enumerate forma um par “contador” e “valor”, iniciando o contador pelo valor inicial.</text:p>
            </text:list-item>
          </text:list>
        </text:list-item>
        <text:list-item>
          <text:p text:style-name="P5">Lista:<text:span text:style-name="T25"> </text:span><text:span text:style-name="T28">Estruturas dinâmicas que não possuem um limitador de tamanho </text:span><text:span text:style-name="T29">e podem ter tipos diferentes armazenados</text:span><text:span text:style-name="T28">. </text:span><text:span text:style-name="T29">Aceitam elementos repetidos e s</text:span><text:span text:style-name="T27">ão referenciados em Python </text:span><text:span text:style-name="T28">por colchetes</text:span><text:span text:style-name="T27"> </text:span><text:span text:style-name="T28">[].</text:span></text:p>
          <text:list>
            <text:list-item>
              <text:p text:style-name="P51">list(&lt;iterável&gt;) → <text:span text:style-name="T7">Cria</text:span> uma lista a partir de algum iterável.</text:p>
            </text:list-item>
            <text:list-item>
              <text:p text:style-name="P19">&lt;lista&gt;.append(&lt;valor&gt;) → Adiciona 1 único valor n<text:span text:style-name="T20">o fim da </text:span>lista.</text:p>
            </text:list-item>
            <text:list-item>
              <text:p text:style-name="P19">&lt;lista&gt;.clear() → Remove todos os elementos da lista.</text:p>
            </text:list-item>
            <text:list-item>
              <text:p text:style-name="P19"><text:soft-page-break/>&lt;lista&gt;.copy() → Faz uma cópia dos valores da lista <text:span text:style-name="T14">(</text:span><text:span text:style-name="T15">deep copy</text:span><text:span text:style-name="T14">)</text:span>.</text:p>
            </text:list-item>
            <text:list-item>
              <text:p text:style-name="P19">&lt;lista&gt;.count(&lt;valor&gt;) → Conta o número de ocorrências de um valor em uma lista.</text:p>
            </text:list-item>
            <text:list-item>
              <text:p text:style-name="P19">&lt;lista&gt;.extend(&lt;outra lista&gt;) → <text:span text:style-name="T21">Retorna uma lista concatenada</text:span>. Pode utilizar o sinal +.</text:p>
            </text:list-item>
            <text:list-item>
              <text:p text:style-name="P26">&lt;lista&gt;.<text:span text:style-name="T5">index(&lt;elemento&gt;) → Retorna o índice de um elemento na lista. Caso o elemento não esteja na lista, gera um erro (ValueError). Caso tenha elemento repetido, retorna o índice somente do primeiro elemento encontrado.</text:span></text:p>
            </text:list-item>
            <text:list-item>
              <text:p text:style-name="P19">&lt;lista&gt;.<text:span text:style-name="T5">index(&lt;elemento&gt;, &lt;índice&gt;) → <text:s/>Retorna o índice de um elemento na lista a partir de um índice informado como parâmetro.</text:span></text:p>
            </text:list-item>
            <text:list-item>
              <text:p text:style-name="P19">&lt;lista&gt;.<text:span text:style-name="T5">index(&lt;elemento&gt;, &lt;índice inicial&gt;, &lt;índice final&gt;) → Retorna o índice de um elemento na lista entre os índices informados como parâmetro.</text:span></text:p>
            </text:list-item>
            <text:list-item>
              <text:p text:style-name="P19">&lt;lista&gt;.insert(&lt;índice&gt;, &lt;valor&gt;) → Insere um valor em um determinado índice. Caso o índice não exista, <text:span text:style-name="T40">insere no final</text:span>.</text:p>
            </text:list-item>
            <text:list-item>
              <text:p text:style-name="P19">&lt;lista&gt;.pop() → Remove o último elemento da lista, <text:span text:style-name="T21">retornando-o</text:span>.</text:p>
            </text:list-item>
            <text:list-item>
              <text:p text:style-name="P27">&lt;lista&gt;.pop(&lt;índice&gt;) → Remove o elemento da lista que se encontra no índice especificado. Caso não exista o índice, dará erro <text:span text:style-name="T40">(IndexError)</text:span>.</text:p>
            </text:list-item>
            <text:list-item>
              <text:p text:style-name="P52">&lt;lista&gt;.remove(&lt;valor&gt;) → Remove a primeira ocorrência de um valor na lista. Caso não exista o elemento, dará erro <text:span text:style-name="T40">(ValueError)</text:span>.</text:p>
            </text:list-item>
            <text:list-item>
              <text:p text:style-name="P19">&lt;lista&gt;.reverse() → Inverte os elementos da lista.</text:p>
            </text:list-item>
            <text:list-item>
              <text:p text:style-name="P51">&lt;lista&gt;.sort() → Ordena a lista <text:span text:style-name="T21">de forma crescente</text:span>.</text:p>
            </text:list-item>
            <text:list-item>
              <text:p text:style-name="P69">&lt;lista&gt;.sort(<text:span text:style-name="T21">reverse=True</text:span>) → Ordena a lista <text:span text:style-name="T21">de forma decrescente</text:span>.</text:p>
            </text:list-item>
          </text:list>
        </text:list-item>
        <text:list-item>
          <text:p text:style-name="P7">Tupla:<text:span text:style-name="T25"> </text:span><text:span text:style-name="T28">São imutáveis, </text:span><text:span text:style-name="T29">mas podem ter tipos repetidos</text:span><text:span text:style-name="T28">. </text:span><text:span text:style-name="T27">São referenciados em Python </text:span><text:span text:style-name="T28">por parentêses</text:span><text:span text:style-name="T27"> </text:span><text:span text:style-name="T28">().</text:span></text:p>
          <text:list>
            <text:list-item>
              <text:p text:style-name="P30">tuple(&lt;iterável&gt;) → Cria<text:span text:style-name="T3"> uma </text:span>tupla<text:span text:style-name="T3"> a partir de algum iterável.</text:span></text:p>
            </text:list-item>
            <text:list-item>
              <text:p text:style-name="P20">&lt;<text:span text:style-name="T8">tupla</text:span>&gt;.count(&lt;valor&gt;) → Conta o número de ocorrências de um valor em uma <text:span text:style-name="T8">tupla</text:span>.</text:p>
            </text:list-item>
            <text:list-item>
              <text:p text:style-name="P27">&lt;<text:span text:style-name="T8">tupla</text:span>&gt;.<text:span text:style-name="T5">index(&lt;elemento&gt;) → Retorna o índice de um elemento na tupla. Caso o elemento não esteja na tupla, gera um erro (ValueError). Caso tenha elemento repetido, retorna o índice somente do primeiro elemento encontrado.</text:span></text:p>
            </text:list-item>
            <text:list-item>
              <text:p text:style-name="P27">&lt;<text:span text:style-name="T8">tupla</text:span>&gt;.<text:span text:style-name="T5">index(&lt;elemento&gt;, &lt;índice&gt;) → <text:s/>Retorna o índice de um elemento na tupla a partir de um índice informado como parâmetro. Caso o elemento não esteja na tupla, gera um erro (ValueError).</text:span></text:p>
            </text:list-item>
            <text:list-item>
              <text:p text:style-name="P70">&lt;<text:span text:style-name="T8">tupla</text:span>&gt;.<text:span text:style-name="T5">index(&lt;elemento&gt;, &lt;índice inicial&gt;, &lt;índice final&gt;) → Retorna o índice de um elemento na tupla entre os índices informados como parâmetro.</text:span></text:p>
            </text:list-item>
          </text:list>
        </text:list-item>
        <text:list-item>
          <text:p text:style-name="P8">Dicionário:<text:span text:style-name="T25"> </text:span><text:span text:style-name="T27">São coleções do tipo “chave: valor”, sendo que não pode existir chaves duplicadas. São referenciados em Python </text:span><text:span text:style-name="T28">por</text:span><text:span text:style-name="T27"> chaves {}</text:span></text:p>
          <text:list>
            <text:list-item>
              <text:p text:style-name="P31"><text:span text:style-name="T9">dict</text:span>(&lt;iterável&gt;) → Cria<text:span text:style-name="T3"> uma </text:span>tupla<text:span text:style-name="T3"> a partir de algum iterável.</text:span></text:p>
            </text:list-item>
            <text:list-item>
              <text:p text:style-name="P19">&lt;<text:span text:style-name="T11">dicionário</text:span>&gt;.clear() → Remove todos os elementos d<text:span text:style-name="T12">o dicionário</text:span>.</text:p>
            </text:list-item>
            <text:list-item>
              <text:p text:style-name="P21">&lt;<text:span text:style-name="T11">dicionário</text:span>&gt;.copy() → Faz uma cópia dos valores d<text:span text:style-name="T12">o dicionário (</text:span><text:span text:style-name="T15">deep copy</text:span><text:span text:style-name="T14">)</text:span>.</text:p>
            </text:list-item>
            <text:list-item>
              <text:p text:style-name="P19"><text:soft-page-break/>&lt;<text:span text:style-name="T11">dicionário</text:span>&gt;.<text:span text:style-name="T13">fromkeys</text:span>(<text:span text:style-name="T13">&lt;iterável&gt;, &lt;valor&gt;</text:span>) → <text:span text:style-name="T13">Gera para cada valor do iterável uma chave e atribuirá a esta chave o valor informado (todas as chaves terão o mesmo valor).</text:span></text:p>
            </text:list-item>
            <text:list-item>
              <text:p text:style-name="P53">&lt;dicionário&gt;.get(&lt;chave&gt;) → Retorna o elemento associado a essa chave.</text:p>
            </text:list-item>
            <text:list-item>
              <text:p text:style-name="P54">&lt;dicionário&gt;.<text:span text:style-name="T14">items() → Retorna um dicionário de items (os pares chave e valor ficam em uma lista de tuplas).</text:span></text:p>
            </text:list-item>
            <text:list-item>
              <text:p text:style-name="P54">&lt;dicionário&gt;.<text:span text:style-name="T14">keys() → Retorna um dicionário de chaves (as chaves ficam em uma lista).</text:span></text:p>
            </text:list-item>
            <text:list-item>
              <text:p text:style-name="P57">&lt;dicionário&gt;.<text:span text:style-name="T10">pop(&lt;chave&gt;) → Remove a chave especificada do dicionário, retornando o valor que estava associado a essa chave. Caso a chave não exista, dará erro (KeyError).</text:span></text:p>
            </text:list-item>
            <text:list-item>
              <text:p text:style-name="P57">&lt;dicionário&gt;.<text:span text:style-name="T10">popitem() → Remove o último par chave/valor e retorna no formato de tupla. Caso o dicionário esteja vazio, dará erro (KeyError).</text:span></text:p>
            </text:list-item>
            <text:list-item>
              <text:p text:style-name="P55">&lt;dicionário&gt;.<text:span text:style-name="T22">setdefault() → Retorna o valor do item com a chave especificada. Se a chave não existir, insere a chave, com o valor especificado.</text:span></text:p>
            </text:list-item>
            <text:list-item>
              <text:p text:style-name="P56">&lt;dicionário&gt;.<text:span text:style-name="T10">update(&lt;dicionário&gt;) → Acrescenta o conjunto de chave e valor ao dicionário ou atualiza a informação caso a chave já exista.</text:span></text:p>
            </text:list-item>
            <text:list-item>
              <text:p text:style-name="P72">&lt;dicionário&gt;.<text:span text:style-name="T14">values() → Retorna um dicionário de valores (os valores ficam em uma lista).</text:span></text:p>
            </text:list-item>
          </text:list>
        </text:list-item>
        <text:list-item>
          <text:p text:style-name="P9">Conjunto:<text:span text:style-name="T25"> </text:span><text:span text:style-name="T26">Não é uma estrutura ordenada e não possui valores duplicados. </text:span><text:span text:style-name="T27">Além disso, os elementos não são acessados via índice. São referenciados em Python </text:span><text:span text:style-name="T28">por</text:span><text:span text:style-name="T27"> chaves {}</text:span></text:p>
          <text:list>
            <text:list-item>
              <text:p text:style-name="P32"><text:span text:style-name="T23">set</text:span>(&lt;iterável&gt;) → Cria<text:span text:style-name="T3"> um conjunto a partir de algum iterável.</text:span></text:p>
            </text:list-item>
            <text:list-item>
              <text:p text:style-name="P58">&lt;conjunto&gt;.add(&lt;elemento&gt;) → Adiciona o elemento ao conjunto. A duplicidade de elementos não gera erro, sendo simplesmente ignorado.</text:p>
            </text:list-item>
            <text:list-item>
              <text:p text:style-name="P21">&lt;<text:span text:style-name="T30">conjunto</text:span>&gt;.clear() → Remove todos os elementos d<text:span text:style-name="T31">o conjunto</text:span>.</text:p>
            </text:list-item>
            <text:list-item>
              <text:p text:style-name="P21"><text:span text:style-name="T30">&lt;conjunto&gt;.copy() → </text:span>Faz uma cópia dos valores d<text:span text:style-name="T31">o conjunto</text:span> <text:span text:style-name="T14">(</text:span><text:span text:style-name="T15">deep copy</text:span><text:span text:style-name="T14">)</text:span>.</text:p>
            </text:list-item>
            <text:list-item>
              <text:p text:style-name="P23">&lt;<text:span text:style-name="T30">conjunto</text:span>&gt;.<text:span text:style-name="T36">difference</text:span>(<text:span text:style-name="T31">&lt;conjunto&gt;</text:span>) → <text:span text:style-name="T31">Retorna a diferença entre os conjuntos.</text:span></text:p>
            </text:list-item>
            <text:list-item>
              <text:p text:style-name="P23">&lt;<text:span text:style-name="T30">conjunto</text:span>&gt;.<text:span text:style-name="T36">difference_update</text:span>(<text:span text:style-name="T31">&lt;conjunto&gt;</text:span>) → <text:span text:style-name="T36">Remove do conjunto os elementos pertencentes a outro conjunto.</text:span></text:p>
            </text:list-item>
            <text:list-item>
              <text:p text:style-name="P58">&lt;conjunto&gt;.discard(&lt;elemento&gt;) → Remove o elemento do conjunto. Caso não exista o elemento, não faz nada <text:span text:style-name="T31">(e nem gera erro)</text:span>.</text:p>
            </text:list-item>
            <text:list-item>
              <text:p text:style-name="P22">&lt;<text:span text:style-name="T30">conjunto</text:span>&gt;.<text:span text:style-name="T35">intersection</text:span>(<text:span text:style-name="T31">&lt;conjunto&gt;</text:span>) → <text:span text:style-name="T31">Retorna a interseção entre os conjuntos.</text:span></text:p>
            </text:list-item>
            <text:list-item>
              <text:p text:style-name="P23">&lt;<text:span text:style-name="T30">conjunto</text:span>&gt;.<text:span text:style-name="T35">intersection_update</text:span>(<text:span text:style-name="T31">&lt;conjunto&gt;</text:span>) → <text:span text:style-name="T36">Remove do conjunto os elementos não pertencentes a outro conjunto.</text:span></text:p>
            </text:list-item>
            <text:list-item>
              <text:p text:style-name="P24">&lt;<text:span text:style-name="T30">conjunto</text:span>&gt;.<text:span text:style-name="T37">isdisjoint</text:span>(<text:span text:style-name="T31">&lt;conjunto&gt;</text:span>) → <text:span text:style-name="T37">Retorna verdadeiro caso não tenha interseção entre os conjuntos. Falso caso contrário.</text:span></text:p>
            </text:list-item>
            <text:list-item>
              <text:p text:style-name="P24">&lt;<text:span text:style-name="T30">conjunto1</text:span>&gt;.<text:span text:style-name="T37">issubset</text:span>(<text:span text:style-name="T31">&lt;conjunto2&gt;</text:span>) → <text:span text:style-name="T37">Retorna verdadeiro caso todos os elementos do conjunto1 estejam no conjunto2. Falso caso contrário.</text:span></text:p>
            </text:list-item>
            <text:list-item>
              <text:p text:style-name="P25">&lt;<text:span text:style-name="T30">conjunto1</text:span>&gt;.<text:span text:style-name="T37">isupperset</text:span>(<text:span text:style-name="T31">&lt;conjunto2&gt;</text:span>) → <text:span text:style-name="T37">Retorna verdadeiro caso todos os elementos do conjunto2 estejam no conjunto1. Falso caso contrário.</text:span></text:p>
            </text:list-item>
            <text:list-item>
              <text:p text:style-name="P23"><text:soft-page-break/>&lt;<text:span text:style-name="T30">conjunto</text:span>&gt;.<text:span text:style-name="T36">pop</text:span>() <text:span text:style-name="T36">→ Remove e retorna um elemento arbitrário do conjunto. Caso o conjunto esteja vazio, dará erro (KeyError).</text:span></text:p>
            </text:list-item>
            <text:list-item>
              <text:p text:style-name="P58">&lt;conjunto&gt;.remove(&lt;elemento&gt;) → Remove o elemento do conjunto. Caso não exista o elemento, dará erro (KeyError).</text:p>
            </text:list-item>
            <text:list-item>
              <text:p text:style-name="P25">&lt;<text:span text:style-name="T30">conjunto</text:span>&gt;.<text:span text:style-name="T38">symmetric_difference</text:span>(<text:span text:style-name="T31">&lt;conjunto&gt;</text:span>) → <text:span text:style-name="T31">Retorna um conjunto que contem todos os items dos dois conjuntos, com exceção dos elementos em comum.</text:span></text:p>
            </text:list-item>
            <text:list-item>
              <text:p text:style-name="P25">&lt;<text:span text:style-name="T30">conjunto</text:span>&gt;.<text:span text:style-name="T38">symmetric_difference_update</text:span>(<text:span text:style-name="T31">&lt;conjunto&gt;</text:span>) → <text:span text:style-name="T38">Remove os itens que estão presentes nos dois conjuntos, e insere os itens que não estão presentes em ambos conjuntos.</text:span></text:p>
            </text:list-item>
            <text:list-item>
              <text:p text:style-name="P21">&lt;<text:span text:style-name="T30">conjunto</text:span>&gt;.<text:span text:style-name="T31">union</text:span>(<text:span text:style-name="T31">&lt;conjunto&gt;</text:span>) → <text:span text:style-name="T31">Retorna a união entre os conjuntos.</text:span></text:p>
            </text:list-item>
            <text:list-item>
              <text:p text:style-name="P71">&lt;<text:span text:style-name="T30">conjunto</text:span>&gt;.<text:span text:style-name="T38">update</text:span>(<text:span text:style-name="T31">&lt;conjunto&gt;</text:span>) → <text:span text:style-name="T38">Atualiza o conjunto com a união entre os conjuntos.</text:span></text:p>
            </text:list-item>
          </text:list>
        </text:list-item>
        <text:list-item>
          <text:p text:style-name="P7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irajara Maltez Jr</meta:initial-creator>
    <meta:creation-date>2019-10-30T12:13:37.608000000</meta:creation-date>
    <dc:date>2019-11-01T16:50:58.466000000</dc:date>
    <dc:creator>Ubirajara Maltez Jr</dc:creator>
    <meta:editing-duration>PT3H18M58S</meta:editing-duration>
    <meta:editing-cycles>19</meta:editing-cycles>
    <meta:generator>LibreOffice/5.2.6.2$Windows_x86 LibreOffice_project/a3100ed2409ebf1c212f5048fbe377c281438fdc</meta:generator>
    <meta:document-statistic meta:table-count="0" meta:image-count="0" meta:object-count="0" meta:page-count="6" meta:paragraph-count="120" meta:word-count="1845" meta:character-count="12350" meta:non-whitespace-character-count="10735"/>
  </office:meta>
</office:document-meta>
</file>